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829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2.147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912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3.32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1.028cm"/>
    </style:style>
    <style:style style:name="co25" style:family="table-column">
      <style:table-column-properties fo:break-before="auto" style:column-width="3.378cm"/>
    </style:style>
    <style:style style:name="co26" style:family="table-column">
      <style:table-column-properties fo:break-before="auto" style:column-width="1.305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2.521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</office:automatic-styles>
  <office:body>
    <office:spreadsheet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P4]=&quot;****&quot;)AND([.P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P5]=&quot;****&quot;)AND([.P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P6]=&quot;****&quot;)AND([.P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P7]=&quot;****&quot;)AND([.P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P8]=&quot;****&quot;)AND([.P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P9]=&quot;****&quot;)AND([.P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P10]=&quot;****&quot;)AND([.P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P11]=&quot;****&quot;)AND([.P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P12]=&quot;****&quot;)AND([.P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P13]=&quot;****&quot;)AND([.P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P14]=&quot;****&quot;)AND([.P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P15]=&quot;****&quot;)AND([.P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P16]=&quot;****&quot;)AND([.P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P17]=&quot;****&quot;)AND([.P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P18]=&quot;****&quot;)AND([.P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P19]=&quot;****&quot;)AND([.P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P20]=&quot;****&quot;)AND([.P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P21]=&quot;****&quot;)AND([.P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P22]=&quot;****&quot;)AND([.P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P23]=&quot;****&quot;)AND([.P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4]&gt;20)OR(NOT([.P24]=&quot;****&quot;)AND([.P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25]&gt;20)OR(NOT([.P25]=&quot;****&quot;)AND([.P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26]&gt;20)OR(NOT([.P26]=&quot;****&quot;)AND([.P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27]&gt;20)OR(NOT([.P27]=&quot;****&quot;)AND([.P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F28]&gt;20)OR(NOT([.P28]=&quot;****&quot;)AND([.P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9]&gt;20)OR(NOT([.P29]=&quot;****&quot;)AND([.P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0]&gt;20)OR(NOT([.P30]=&quot;****&quot;)AND([.P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1]&gt;20)OR(NOT([.P31]=&quot;****&quot;)AND([.P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2]&gt;20)OR(NOT([.P32]=&quot;****&quot;)AND([.P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3]&gt;20)OR(NOT([.P33]=&quot;****&quot;)AND([.P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4]&gt;20)OR(NOT([.P34]=&quot;****&quot;)AND([.P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5]&gt;20)OR(NOT([.P35]=&quot;****&quot;)AND([.P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6]&gt;20)OR(NOT([.P36]=&quot;****&quot;)AND([.P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37]&gt;20)OR(NOT([.P37]=&quot;****&quot;)AND([.P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8]&gt;20)OR(NOT([.P38]=&quot;****&quot;)AND([.P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9]&gt;20)OR(NOT([.P39]=&quot;****&quot;)AND([.P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40]&gt;20)OR(NOT([.P40]=&quot;****&quot;)AND([.P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41]&gt;20)OR(NOT([.P41]=&quot;****&quot;)AND([.P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2]&gt;20)OR(NOT([.P42]=&quot;****&quot;)AND([.P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5]&gt;20)OR(NOT([.P45]=&quot;****&quot;)AND([.P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46]&gt;20)OR(NOT([.P46]=&quot;****&quot;)AND([.P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47]&gt;20)OR(NOT([.P47]=&quot;****&quot;)AND([.P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48]&gt;20)OR(NOT([.P48]=&quot;****&quot;)AND([.P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49]&gt;20)OR(NOT([.P49]=&quot;****&quot;)AND([.P49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0]&gt;20)OR(NOT([.P50]=&quot;****&quot;)AND([.P50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1]&gt;20)OR(NOT([.P51]=&quot;****&quot;)AND([.P51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52]&gt;20)OR(NOT([.P52]=&quot;****&quot;)AND([.P52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3]&gt;20)OR(NOT([.P53]=&quot;****&quot;)AND([.P53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4]&gt;20)OR(NOT([.P54]=&quot;****&quot;)AND([.P54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5]&gt;20)OR(NOT([.P55]=&quot;****&quot;)AND([.P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56]&gt;20)OR(NOT([.P56]=&quot;****&quot;)AND([.P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57]&gt;20)OR(NOT([.P57]=&quot;****&quot;)AND([.P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8]&gt;20)OR(NOT([.P58]=&quot;****&quot;)AND([.P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F59]&gt;20)OR(NOT([.P59]=&quot;****&quot;)AND([.P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F60]&gt;20)OR(NOT([.P60]=&quot;****&quot;)AND([.P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F61]&gt;20)OR(NOT([.P61]=&quot;****&quot;)AND([.P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F62]&gt;20)OR(NOT([.P62]=&quot;****&quot;)AND([.P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63]&gt;20)OR(NOT([.P63]=&quot;****&quot;)AND([.P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F64]&gt;20)OR(NOT([.P64]=&quot;****&quot;)AND([.P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F65]&gt;20)OR(NOT([.P65]=&quot;****&quot;)AND([.P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F66]&gt;20)OR(NOT([.P66]=&quot;****&quot;)AND([.P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67]&gt;20)OR(NOT([.P67]=&quot;****&quot;)AND([.P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P4]=&quot;****&quot;)AND([.P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P5]=&quot;****&quot;)AND([.P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P6]=&quot;****&quot;)AND([.P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P7]=&quot;****&quot;)AND([.P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P8]=&quot;****&quot;)AND([.P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P9]=&quot;****&quot;)AND([.P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P10]=&quot;****&quot;)AND([.P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P11]=&quot;****&quot;)AND([.P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P12]=&quot;****&quot;)AND([.P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P13]=&quot;****&quot;)AND([.P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P14]=&quot;****&quot;)AND([.P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P15]=&quot;****&quot;)AND([.P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P16]=&quot;****&quot;)AND([.P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P17]=&quot;****&quot;)AND([.P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P18]=&quot;****&quot;)AND([.P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P19]=&quot;****&quot;)AND([.P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P20]=&quot;****&quot;)AND([.P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P21]=&quot;****&quot;)AND([.P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P22]=&quot;****&quot;)AND([.P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P23]=&quot;****&quot;)AND([.P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24]&gt;20)OR(NOT([.P24]=&quot;****&quot;)AND([.P2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5]&gt;20)OR(NOT([.P25]=&quot;****&quot;)AND([.P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6]&gt;20)OR(NOT([.P26]=&quot;****&quot;)AND([.P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7]&gt;20)OR(NOT([.P27]=&quot;****&quot;)AND([.P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8]&gt;20)OR(NOT([.P28]=&quot;****&quot;)AND([.P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([.F29]&gt;20)OR(NOT([.P29]=&quot;****&quot;)AND([.P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F30]&gt;20)OR(NOT([.P30]=&quot;****&quot;)AND([.P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1]&gt;20)OR(NOT([.P31]=&quot;****&quot;)AND([.P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2]&gt;20)OR(NOT([.P32]=&quot;****&quot;)AND([.P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3]&gt;20)OR(NOT([.P33]=&quot;****&quot;)AND([.P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4]&gt;20)OR(NOT([.P34]=&quot;****&quot;)AND([.P3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5]&gt;20)OR(NOT([.P35]=&quot;****&quot;)AND([.P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6]&gt;20)OR(NOT([.P36]=&quot;****&quot;)AND([.P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7]&gt;20)OR(NOT([.P37]=&quot;****&quot;)AND([.P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8]&gt;20)OR(NOT([.P38]=&quot;****&quot;)AND([.P3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([.F39]&gt;20)OR(NOT([.P39]=&quot;****&quot;)AND([.P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40]&gt;20)OR(NOT([.P40]=&quot;****&quot;)AND([.P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1]&gt;20)OR(NOT([.P41]=&quot;****&quot;)AND([.P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SHOUT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2]&gt;20)OR(NOT([.P42]=&quot;****&quot;)AND([.P4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3]&gt;20)OR(NOT([.P43]=&quot;****&quot;)AND([.P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4]&gt;20)OR(NOT([.P44]=&quot;****&quot;)AND([.P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([.F45]&gt;20)OR(NOT([.P45]=&quot;****&quot;)AND([.P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([.F46]&gt;20)OR(NOT([.P46]=&quot;****&quot;)AND([.P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6">26/08/2006</text:date>, <text:time>00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8-26T00:38:34</dc:date>
    <dc:language>en-US</dc:language>
    <meta:editing-cycles>73</meta:editing-cycles>
    <meta:editing-duration>P3DT1H49M58S</meta:editing-duration>
    <meta:user-defined meta:name="Info 1"/>
    <meta:user-defined meta:name="Info 2"/>
    <meta:user-defined meta:name="Info 3"/>
    <meta:user-defined meta:name="Info 4"/>
    <meta:document-statistic meta:table-count="4" meta:cell-count="3504"/>
  </office:meta>
</office:document-meta>
</file>